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tyle="italic" fo:text-shadow="1pt 1pt" fo:font-weight="normal" style:font-style-asian="italic" style:font-weight-asian="normal" style:font-style-complex="italic" style:font-weight-complex="normal"/>
    </style:style>
    <style:style style:name="P2" style:family="paragraph">
      <style:text-properties fo:font-size="24pt" fo:font-style="italic" fo:text-shadow="1pt 1pt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loext:graphic-properties draw:fill-color="#ffffff"/>
      <style:text-properties fo:font-size="24pt" fo:font-style="italic" fo:text-shadow="1pt 1pt" fo:font-weight="normal" style:font-size-asian="24pt" style:font-style-asian="italic" style:font-weight-asian="normal" style:font-size-complex="24pt" style:font-style-complex="italic" style:font-weight-complex="normal"/>
    </style:style>
    <style:style style:name="P4" style:family="paragraph">
      <loext:graphic-properties draw:fill-color="#ffffff"/>
    </style:style>
    <style:style style:name="P5" style:family="paragraph">
      <style:text-properties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P6" style:family="paragraph">
      <style:text-properties fo:font-style="italic" fo:text-shadow="1pt 1pt" style:font-style-asian="italic" style:font-style-complex="italic"/>
    </style:style>
    <style:style style:name="T1" style:family="text">
      <style:text-properties fo:font-style="italic" fo:text-shadow="1pt 1pt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text-shadow="1pt 1pt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 text:style-name="P1"><text:span text:style-name="T1">The history of cats</text:span>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<text:span text:style-name="T1">By: Erneldy Reynoso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5" draw:layer="layout" svg:width="25cm" svg:height="2.5cm" svg:x="1.5cm" svg:y="0.5cm" presentation:class="title" presentation:user-transformed="true">
          <draw:text-box>
            <text:p text:style-name="P5"><text:span text:style-name="T2">When were cats domesticated?</text:span>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Cats were domesticated around 10,000 years ago, research shows. A 2017 genetic study found that today's domestic cats descend from Felis silvestris lybica, a wild cat subspecies from the Near East. Genes from cats found in archaeological sites in the Near East, Europe and Africa reveal that about 10,000 years ago in modern-day Turkey, cats started to associate with humans and split from their wild relatives. 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6" draw:layer="layout" svg:width="25.199cm" svg:height="2.63cm" svg:x="1.4cm" svg:y="0.627cm" presentation:class="title">
          <draw:text-box>
            <text:p text:style-name="P6"><text:span text:style-name="T3">How do cats help people? </text:span>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3">Cats still work to control rats and mice around farms, nurseries and warehouses. But most of the time, a cat’s job is to provide companionship for peop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9T22:15:30.439130048</meta:creation-date>
    <meta:editing-duration>PT2M55S</meta:editing-duration>
    <meta:editing-cycles>2</meta:editing-cycles>
    <meta:generator>LibreOffice/7.3.7.2$Linux_X86_64 LibreOffice_project/30$Build-2</meta:generator>
    <dc:title>Beehive</dc:title>
    <dc:date>2023-10-09T22:59:07.229798819</dc:date>
    <meta:document-statistic meta:object-count="148"/>
  </office:meta>
</office:document-meta>
</file>